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enlo" svg:font-family="Menlo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533cm" fo:break-before="auto" style:use-optimal-row-height="true"/>
    </style:style>
    <style:style style:name="ro3" style:family="table-row">
      <style:table-row-properties style:row-height="0.43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fo:font-size="10pt" style:font-name-asian="Menlo" style:font-size-asian="10pt" style:font-name-complex="Menlo" style:font-size-complex="10pt"/>
    </style:style>
    <style:style style:name="T1" style:family="text">
      <style:text-properties fo:color="#6a3e3e" style:font-name="Menlo" fo:font-size="12pt" style:font-name-asian="Menlo" style:font-size-asian="12pt" style:font-name-complex="Menlo" style:font-size-complex="6.80000019073486pt"/>
    </style:style>
    <style:style style:name="T2" style:family="text">
      <style:text-properties fo:color="#000000" style:font-name="Menlo" fo:font-size="12pt" style:font-name-asian="Menlo" style:font-size-asian="12pt" style:font-name-complex="Menlo" style:font-size-complex="6.80000019073486pt"/>
    </style:style>
    <style:style style:name="T3" style:family="text">
      <style:text-properties fo:color="#7f0055" style:font-name="Menlo" fo:font-size="12pt" fo:font-weight="bold" style:font-name-asian="Menlo" style:font-size-asian="12pt" style:font-weight-asian="bold" style:font-name-complex="Menlo" style:font-size-complex="6.80000019073486pt" style:font-weight-complex="bold"/>
    </style:style>
    <style:style style:name="T4" style:family="text">
      <style:text-properties fo:color="#3f7f5f" style:font-name="Menlo" fo:font-size="12pt" style:font-name-asian="Menlo" style:font-size-asian="12pt" style:font-name-complex="Menlo" style:font-size-complex="6.80000019073486pt"/>
    </style:style>
    <style:style style:name="T5" style:family="text">
      <style:text-properties fo:color="#3f7f5f" style:font-name="Menlo" fo:font-size="12pt" style:text-underline-style="solid" style:text-underline-width="auto" style:text-underline-color="font-color" style:font-name-asian="Menlo" style:font-size-asian="12pt" style:font-name-complex="Menlo" style:font-size-complex="6.80000019073486pt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row table:style-name="ro1">
          <table:table-cell office:value-type="string">
            <text:p>Implement Exception handling</text:p>
          </table:table-cell>
        </table:table-row>
        <table:table-row table:style-name="ro1">
          <table:table-cell office:value-type="string">
            <text:p>ImageUtil – to generate profile Img from Initials for User, Deeder and Nominated Deeder</text:p>
          </table:table-cell>
        </table:table-row>
        <table:table-row table:style-name="ro2">
          <table:table-cell table:style-name="ce1" office:value-type="string">
            <text:p><text:span text:style-name="T1">deeder</text:span><text:span text:style-name="T2">.setConfirmed(</text:span><text:span text:style-name="T3">false</text:span><text:span text:style-name="T2">);</text:span><text:span text:style-name="T4">//Need to switch to true when </text:span><text:span text:style-name="T5">Deeder</text:span><text:span text:style-name="T4"> approves the nomination via email.</text:span></text:p>
          </table:table-cell>
        </table:table-row>
        <table:table-row table:style-name="ro3">
          <table:table-cell office:value-type="string">
            <text:p>Implement JDBC Session ASAP as Deeder nomination is dependent on it.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enlo" svg:font-family="Menlo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2-10">10/12/2021</text:date>, <text:time>23:17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tinder Singh</meta:initial-creator>
    <meta:creation-date>2021-12-05T13:57:56</meta:creation-date>
    <meta:generator>OpenOffice/4.1.7$Unix OpenOffice.org_project/417m1$Build-9800</meta:generator>
    <dc:date>2021-12-10T23:17:37</dc:date>
    <dc:creator>Satinder Singh</dc:creator>
    <meta:editing-duration>PT7M19S</meta:editing-duration>
    <meta:editing-cycles>3</meta:editing-cycles>
    <meta:document-statistic meta:table-count="3" meta:cell-count="4" meta:object-count="0"/>
  </office:meta>
</office:document-meta>
</file>